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YALA AYALA CARM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5995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LAZA CENTRAL VITOR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903639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MEN AYA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5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MAR FERNANDO FLORES LU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593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61</text:p>
          </table:table-cell>
          <table:table-cell table:style-name="Tableau1.D2" office:value-type="string">
            <text:p text:style-name="P13">9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8/2021</text:p>
          </table:table-cell>
          <table:table-cell table:style-name="Tabla2.A2" office:value-type="string">
            <text:p text:style-name="P9">643327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10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